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F7000000EDEF12B0AB0AFD5B34.png" manifest:media-type="image/png"/>
  <manifest:file-entry manifest:full-path="Pictures/10000200000003E800000109DB23E4E76F63BCFF.png" manifest:media-type="image/png"/>
  <manifest:file-entry manifest:full-path="Pictures/10000000000005F7000000ED6EE61F440C7BF8F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nivers" svg:font-family="Univers" style:font-family-generic="roman" style:font-pitch="variable"/>
    <style:font-face style:name="ZGAUZS+EgyptienneF-Black" svg:font-family="ZGAUZS+EgyptienneF-Black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ZGAUZS+EgyptienneF-Black1" svg:font-family="ZGAUZS+EgyptienneF-Black" style:font-family-generic="system" style:font-pitch="variable"/>
  </office:font-face-decls>
  <office:automatic-styles>
    <style:style style:name="Tabelle1" style:family="table">
      <style:table-properties style:width="16.746cm" fo:margin-left="-0.199cm" fo:margin-top="0cm" fo:margin-bottom="0cm" table:align="left" style:writing-mode="lr-tb"/>
    </style:style>
    <style:style style:name="Tabelle1.A" style:family="table-column">
      <style:table-column-properties style:column-width="3.692cm"/>
    </style:style>
    <style:style style:name="Tabelle1.B" style:family="table-column">
      <style:table-column-properties style:column-width="13.055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9cm" fo:padding-right="0.191cm" fo:padding-top="0cm" fo:padding-bottom="0cm" fo:border="0.5pt solid #00000a"/>
    </style:style>
    <style:style style:name="Tabelle3" style:family="table">
      <style:table-properties style:width="16.51cm" fo:margin-left="0cm" table:align="left" style:writing-mode="lr-tb"/>
    </style:style>
    <style:style style:name="Tabelle3.A" style:family="table-column">
      <style:table-column-properties style:column-width="13.996cm"/>
    </style:style>
    <style:style style:name="Tabelle3.B" style:family="table-column">
      <style:table-column-properties style:column-width="2.514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499cm" table:align="margins" style:writing-mode="lr-tb"/>
    </style:style>
    <style:style style:name="Tabelle4.A" style:family="table-column">
      <style:table-column-properties style:column-width="8.25cm" style:rel-column-width="32767*"/>
    </style:style>
    <style:style style:name="Tabelle4.B" style:family="table-column">
      <style:table-column-properties style:column-width="8.2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6.51cm" style:type="right"/>
        </style:tab-stops>
      </style:paragraph-properties>
    </style:style>
    <style:style style:name="P2" style:family="paragraph" style:parent-style-name="Standard">
      <style:text-properties officeooo:rsid="0002ca18" officeooo:paragraph-rsid="0002ca18"/>
    </style:style>
    <style:style style:name="P3" style:family="paragraph" style:parent-style-name="Standard">
      <style:text-properties officeooo:rsid="0004951a" officeooo:paragraph-rsid="0004951a"/>
    </style:style>
    <style:style style:name="P4" style:family="paragraph" style:parent-style-name="Standard">
      <style:text-properties officeooo:rsid="00053694" officeooo:paragraph-rsid="00053694"/>
    </style:style>
    <style:style style:name="P5" style:family="paragraph" style:parent-style-name="Standard">
      <style:text-properties officeooo:rsid="0005a9e8" officeooo:paragraph-rsid="0005a9e8"/>
    </style:style>
    <style:style style:name="P6" style:family="paragraph" style:parent-style-name="Standard">
      <style:text-properties officeooo:rsid="00063bd9" officeooo:paragraph-rsid="00063bd9"/>
    </style:style>
    <style:style style:name="P7" style:family="paragraph" style:parent-style-name="Standard">
      <style:text-properties officeooo:rsid="00085e50" officeooo:paragraph-rsid="00085e50"/>
    </style:style>
    <style:style style:name="P8" style:family="paragraph" style:parent-style-name="Footer">
      <style:paragraph-properties fo:line-height="100%">
        <style:tab-stops>
          <style:tab-stop style:position="16.51cm" style:type="right"/>
        </style:tab-stops>
      </style:paragraph-properties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Footer">
      <style:paragraph-properties fo:line-height="0.025cm"/>
    </style:style>
    <style:style style:name="P11" style:family="paragraph" style:parent-style-name="Header">
      <style:paragraph-properties>
        <style:tab-stops>
          <style:tab-stop style:position="8.001cm" style:type="right"/>
          <style:tab-stop style:position="16.51cm" style:type="right"/>
        </style:tab-stops>
      </style:paragraph-properties>
    </style:style>
    <style:style style:name="P12" style:family="paragraph" style:parent-style-name="Footer">
      <style:paragraph-properties fo:margin-left="0.45cm" fo:margin-right="0cm" fo:text-indent="0cm" style:auto-text-indent="false"/>
    </style:style>
    <style:style style:name="P13" style:family="paragraph" style:parent-style-name="Footer">
      <style:paragraph-properties fo:margin-left="0.45cm" fo:margin-right="0cm" fo:text-align="end" style:justify-single-word="false" fo:text-indent="0cm" style:auto-text-indent="false"/>
    </style:style>
    <style:style style:name="P14" style:family="paragraph" style:parent-style-name="Text">
      <style:paragraph-properties fo:line-height="0.476cm"/>
    </style:style>
    <style:style style:name="P15" style:family="paragraph" style:parent-style-name="Text">
      <style:paragraph-properties fo:line-height="0.476cm"/>
      <style:text-properties officeooo:rsid="00022c96" officeooo:paragraph-rsid="00022c96"/>
    </style:style>
    <style:style style:name="P16" style:family="paragraph" style:parent-style-name="Text">
      <style:paragraph-properties fo:line-height="0.476cm"/>
      <style:text-properties officeooo:rsid="00028eb3" officeooo:paragraph-rsid="00028eb3"/>
    </style:style>
    <style:style style:name="P17" style:family="paragraph" style:parent-style-name="Table_20_Contents">
      <style:text-properties officeooo:rsid="00071601" officeooo:paragraph-rsid="00071601"/>
    </style:style>
    <style:style style:name="P18" style:family="paragraph" style:parent-style-name="Table_20_Contents">
      <style:paragraph-properties fo:text-align="end" style:justify-single-word="false"/>
      <style:text-properties officeooo:rsid="00071601" officeooo:paragraph-rsid="00071601"/>
    </style:style>
    <style:style style:name="P19" style:family="paragraph" style:parent-style-name="Table_20_Contents">
      <style:text-properties officeooo:rsid="00085e50" officeooo:paragraph-rsid="00085e50"/>
    </style:style>
    <style:style style:name="P20" style:family="paragraph" style:parent-style-name="Table_20_Contents">
      <style:paragraph-properties fo:text-align="end" style:justify-single-word="false"/>
      <style:text-properties officeooo:rsid="00085e50" officeooo:paragraph-rsid="00085e50"/>
    </style:style>
    <style:style style:name="P21" style:family="paragraph" style:parent-style-name="Table_20_Contents">
      <style:text-properties officeooo:rsid="00087452" officeooo:paragraph-rsid="00087452"/>
    </style:style>
    <style:style style:name="P22" style:family="paragraph" style:parent-style-name="Table_20_Contents">
      <style:paragraph-properties fo:text-align="end" style:justify-single-word="false"/>
      <style:text-properties officeooo:rsid="00087452" officeooo:paragraph-rsid="00087452"/>
    </style:style>
    <style:style style:name="P23" style:family="paragraph" style:parent-style-name="Table_20_Contents">
      <style:text-properties officeooo:rsid="0008f0c5" officeooo:paragraph-rsid="0008f0c5"/>
    </style:style>
    <style:style style:name="P24" style:family="paragraph" style:parent-style-name="Table_20_Contents">
      <style:paragraph-properties fo:text-align="end" style:justify-single-word="false"/>
      <style:text-properties officeooo:rsid="0008f0c5" officeooo:paragraph-rsid="0008f0c5"/>
    </style:style>
    <style:style style:name="P25" style:family="paragraph" style:parent-style-name="Table_20_Contents">
      <style:text-properties officeooo:rsid="000a0388" officeooo:paragraph-rsid="000a0388"/>
    </style:style>
    <style:style style:name="P26" style:family="paragraph" style:parent-style-name="Heading_20_1" style:list-style-name="WWNum28"/>
    <style:style style:name="P27" style:family="paragraph" style:parent-style-name="Heading_20_2">
      <style:text-properties officeooo:rsid="00053694" officeooo:paragraph-rsid="00053694"/>
    </style:style>
    <style:style style:name="P28" style:family="paragraph" style:parent-style-name="Heading_20_2">
      <style:text-properties officeooo:rsid="0005a9e8" officeooo:paragraph-rsid="0005a9e8"/>
    </style:style>
    <style:style style:name="P29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028eb3"/>
    </style:style>
    <style:style style:name="T2" style:family="text">
      <style:text-properties officeooo:rsid="0002ca18"/>
    </style:style>
    <style:style style:name="T3" style:family="text">
      <style:text-properties officeooo:rsid="00053694"/>
    </style:style>
    <style:style style:name="T4" style:family="text">
      <style:text-properties officeooo:rsid="00063bd9"/>
    </style:style>
    <style:style style:name="T5" style:family="text">
      <style:text-properties officeooo:rsid="00087452"/>
    </style:style>
    <style:style style:name="T6" style:family="text">
      <style:text-properties officeooo:rsid="000bded4"/>
    </style:style>
    <style:style style:name="T7" style:family="text">
      <style:text-properties officeooo:rsid="000c0524"/>
    </style:style>
    <style:style style:name="T8" style:family="text">
      <style:text-properties officeooo:rsid="000c6d19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GoBack"/>MAS Mikroelektronik<text:line-break/>Disposition für eine Master Thesis</text:p>
      <text:p text:style-name="Text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4">Titel</text:p>
          </table:table-cell>
          <table:table-cell table:style-name="Tabelle1.A1" office:value-type="string">
            <text:p text:style-name="P15">Modellbahnsteuerung auf einem <text:span text:style-name="T1">kleinen Single-Board-Computer</text:span></text:p>
          </table:table-cell>
        </table:table-row>
        <table:table-row table:style-name="Tabelle1.1">
          <table:table-cell table:style-name="Tabelle1.A1" office:value-type="string">
            <text:p text:style-name="P14">Autor</text:p>
          </table:table-cell>
          <table:table-cell table:style-name="Tabelle1.A1" office:value-type="string">
            <text:p text:style-name="P16">Dominik Mahrer</text:p>
          </table:table-cell>
        </table:table-row>
        <table:table-row table:style-name="Tabelle1.1">
          <table:table-cell table:style-name="Tabelle1.A1" office:value-type="string">
            <text:p text:style-name="P14">Auftraggeber</text:p>
          </table:table-cell>
          <table:table-cell table:style-name="Tabelle1.A1" office:value-type="string">
            <text:p text:style-name="P16">Dominik Mahrer</text:p>
          </table:table-cell>
        </table:table-row>
        <table:table-row table:style-name="Tabelle1.1">
          <table:table-cell table:style-name="Tabelle1.A1" office:value-type="string">
            <text:p text:style-name="P14">Betreuung</text:p>
          </table:table-cell>
          <table:table-cell table:style-name="Tabelle1.A1" office:value-type="string">
            <text:p text:style-name="P14"/>
          </table:table-cell>
        </table:table-row>
        <table:table-row table:style-name="Tabelle1.1">
          <table:table-cell table:style-name="Tabelle1.A1" office:value-type="string">
            <text:p text:style-name="P14">Starttermin</text:p>
          </table:table-cell>
          <table:table-cell table:style-name="Tabelle1.A1" office:value-type="string">
            <text:p text:style-name="P16">Dezember 2018</text:p>
          </table:table-cell>
        </table:table-row>
        <table:table-row table:style-name="Tabelle1.1">
          <table:table-cell table:style-name="Tabelle1.A1" office:value-type="string">
            <text:p text:style-name="P14">Abgabetermin</text:p>
          </table:table-cell>
          <table:table-cell table:style-name="Tabelle1.A1" office:value-type="string">
            <text:p text:style-name="P16">Spätestens Juli 2019</text:p>
          </table:table-cell>
        </table:table-row>
      </table:table>
      <text:p text:style-name="Text"/>
      <text:list xml:id="list7356745352623068797" text:style-name="WWNum28">
        <text:list-item>
          <text:h text:style-name="P26" text:outline-level="1">Ausgangslage</text:h>
        </text:list-item>
      </text:list>
      <text:p text:style-name="P3">Es gibt diverse verschiedene Modelleisenbahnsteuerungen für den PC. Jedoch gibt es keine, welche <text:span text:style-name="T8">ALLE </text:span>die folgenden Anforderungen erfüllt:</text:p>
      <text:p text:style-name="P3">- Lauffähig auf einem <text:span text:style-name="T4">kleinen, </text:span>kostengünstigen Einplatinencomputer</text:p>
      <text:p text:style-name="P3">- Manuelle Steuerung von Lokomotiven</text:p>
      <text:p text:style-name="P3">- Manuelle Steuerung von Weichen, Signalen und weiterem Zubehör</text:p>
      <text:p text:style-name="P3">- Automatikbetrieb der Züge</text:p>
      <text:p text:style-name="P3">- Bedienung durch handelsübliche Smartphones und Tablets</text:p>
      <text:p text:style-name="P3">- <text:span text:style-name="T3">Anschluss</text:span> der im <text:span text:style-name="T2">CAS Mikroelektronik Digital </text:span>erarbeiteten Rückmelde-Komponenten</text:p>
      <text:p text:style-name="P3">- <text:span text:style-name="T3">Anschluss einer Handelsüblichen Digitalzentrale für Modelleisenbahnen</text:span></text:p>
      <text:list xml:id="list204420586425026" text:continue-numbering="true" text:style-name="WWNum28">
        <text:list-item>
          <text:h text:style-name="P26" text:outline-level="1">Zielsetzung und thematische Schwerpunkte</text:h>
        </text:list-item>
      </text:list>
      <text:h text:style-name="P27" text:outline-level="2">Allgemeines Ziel</text:h>
      <text:p text:style-name="P2">Es soll eine Modell<text:span text:style-name="T3">eisen</text:span>bah<text:span text:style-name="T3">n</text:span>steuerungssoftware für einen kleinen, <text:span text:style-name="T4">kostengünstigen </text:span>Einplatinencomputer <text:span text:style-name="T3">mit Linux-Betriebssystem </text:span>erstellt werden<text:span text:style-name="T3">.</text:span></text:p>
      <text:h text:style-name="P28" text:outline-level="2">Funktionen der Software</text:h>
      <text:p text:style-name="P6">Mit handelsüblichen Smartphones und Tablets sollen die Geschwindigkeit, Fahrtrichtung und Zusatzfunktionen (z.B. Licht) von Lokomotiven gesteuert werden können.</text:p>
      <text:p text:style-name="P6"/>
      <text:p text:style-name="P6">Handelsübliche Tablets sollen als Gleisbildstellpult genutzt werden können.</text:p>
      <text:p text:style-name="P6"/>
      <text:p text:style-name="P6">Die Software soll Züge selbständig anhand eines konfigurierten Gleisbildes sowie der Rückmeldung <text:span text:style-name="T8">kollision</text:span>frei über die Modellbahnanlage leiten können.</text:p>
      <text:p text:style-name="P6"/>
      <text:p text:style-name="P7">Die konfigurierten Loks und Gleisbilder sollen gespeichert werden können.</text:p>
      <text:h text:style-name="P27" text:outline-level="2">Schnittstellen nach Aussen</text:h>
      <text:p text:style-name="P4">Die Modellbahnsoftware soll kommunizieren können mit einer <text:span text:style-name="T7">h</text:span>andelsüblichen Modellbahnzentrale. Diese dient als Schnittstelle zwischen Steuerungssoftware und <text:soft-page-break/>Modelleisenbahn, wie auch als Leistungstreiber für die Verbraucher auf der Modelleisenbahn. <text:span text:style-name="T6">Es soll vorgesehen werden, dass auch mehr als eine Zentrale angeschlossen werden kann.</text:span></text:p>
      <text:p text:style-name="P4"/>
      <text:p text:style-name="P5">Die Modellbahnsoftware soll die in der Semesterarbeit erstellten Rückmeldemodule ansteuern und die Rückmeldungen zur Anzeige und für den Automatikbetrieb auswerten können.</text:p>
      <text:p text:style-name="P5"/>
      <text:p text:style-name="P5">Die Modellbahnsoftware soll über einen eingebauten Webserver handelsübliche Smartphones und Tablets zu Handreglern und Gleisbildstellpulten aufwerten.</text:p>
      <text:list xml:id="list204420588017519" text:continue-numbering="true" text:style-name="WWNum28">
        <text:list-item>
          <text:h text:style-name="P26" text:outline-level="1">Arbeitspakete mit Aufwandabschätzung</text:h>
        </text:list-item>
      </text:list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7">Arbeitspaket</text:p>
          </table:table-cell>
          <table:table-cell table:style-name="Tabelle3.B1" office:value-type="string">
            <text:p text:style-name="P18">Aufwand in h</text:p>
          </table:table-cell>
        </table:table-row>
        <table:table-row>
          <table:table-cell table:style-name="Tabelle3.A2" office:value-type="string">
            <text:p text:style-name="P17">Hardware organisieren, Arbeitsumgebung aufbauen, Git-Repository einrichten</text:p>
          </table:table-cell>
          <table:table-cell table:style-name="Tabelle3.B2" office:value-type="string">
            <text:p text:style-name="P22">25</text:p>
          </table:table-cell>
        </table:table-row>
        <table:table-row>
          <table:table-cell table:style-name="Tabelle3.A2" office:value-type="string">
            <text:p text:style-name="P19">Schnittstelle zu Handelsüblicher Zentrale (Märklin CS2)</text:p>
          </table:table-cell>
          <table:table-cell table:style-name="Tabelle3.B2" office:value-type="string">
            <text:p text:style-name="P20">2<text:span text:style-name="T5">5</text:span></text:p>
          </table:table-cell>
        </table:table-row>
        <table:table-row>
          <table:table-cell table:style-name="Tabelle3.A2" office:value-type="string">
            <text:p text:style-name="P19">Anbindung von SQLite als Datenspeicher</text:p>
          </table:table-cell>
          <table:table-cell table:style-name="Tabelle3.B2" office:value-type="string">
            <text:p text:style-name="P20">2<text:span text:style-name="T5">5</text:span></text:p>
          </table:table-cell>
        </table:table-row>
        <table:table-row>
          <table:table-cell table:style-name="Tabelle3.A2" office:value-type="string">
            <text:p text:style-name="P19">Simpler Webserver</text:p>
          </table:table-cell>
          <table:table-cell table:style-name="Tabelle3.B2" office:value-type="string">
            <text:p text:style-name="P20">2<text:span text:style-name="T5">5</text:span></text:p>
          </table:table-cell>
        </table:table-row>
        <table:table-row>
          <table:table-cell table:style-name="Tabelle3.A2" office:value-type="string">
            <text:p text:style-name="P21">Manuelle Loksteuerung auf Smartphone/Tablet</text:p>
          </table:table-cell>
          <table:table-cell table:style-name="Tabelle3.B2" office:value-type="string">
            <text:p text:style-name="P22">25</text:p>
          </table:table-cell>
        </table:table-row>
        <table:table-row>
          <table:table-cell table:style-name="Tabelle3.A2" office:value-type="string">
            <text:p text:style-name="P21">Manuelle Weichen-/Signalsteuerung auf Tablet</text:p>
          </table:table-cell>
          <table:table-cell table:style-name="Tabelle3.B2" office:value-type="string">
            <text:p text:style-name="P22">50</text:p>
          </table:table-cell>
        </table:table-row>
        <table:table-row>
          <table:table-cell table:style-name="Tabelle3.A2" office:value-type="string">
            <text:p text:style-name="P23">Ansteuerung der Rückmeldemodule und Auswertung der Daten</text:p>
          </table:table-cell>
          <table:table-cell table:style-name="Tabelle3.B2" office:value-type="string">
            <text:p text:style-name="P24">50</text:p>
          </table:table-cell>
        </table:table-row>
        <table:table-row>
          <table:table-cell table:style-name="Tabelle3.A2" office:value-type="string">
            <text:p text:style-name="P23">Automatikbetrieb</text:p>
          </table:table-cell>
          <table:table-cell table:style-name="Tabelle3.B2" office:value-type="string">
            <text:p text:style-name="P24">75</text:p>
          </table:table-cell>
        </table:table-row>
        <table:table-row>
          <table:table-cell table:style-name="Tabelle3.A2" office:value-type="string">
            <text:p text:style-name="P21">Dokumentation</text:p>
          </table:table-cell>
          <table:table-cell table:style-name="Tabelle3.B2" office:value-type="string">
            <text:p text:style-name="P22">50</text:p>
          </table:table-cell>
        </table:table-row>
        <table:table-row>
          <table:table-cell table:style-name="Tabelle3.A2" office:value-type="string">
            <text:p text:style-name="P21">Präsentation</text:p>
          </table:table-cell>
          <table:table-cell table:style-name="Tabelle3.B2" office:value-type="string">
            <text:p text:style-name="P22">25</text:p>
          </table:table-cell>
        </table:table-row>
        <table:table-row>
          <table:table-cell table:style-name="Tabelle3.A2" office:value-type="string">
            <text:p text:style-name="P23">Total</text:p>
          </table:table-cell>
          <table:table-cell table:style-name="Tabelle3.B2" office:value-type="string">
            <text:p text:style-name="P24">375</text:p>
          </table:table-cell>
        </table:table-row>
      </table:table>
      <text:p text:style-name="Standard"/>
      <text:list xml:id="list204421835721085" text:continue-numbering="true" text:style-name="WWNum28">
        <text:list-item>
          <text:h text:style-name="P26" text:outline-level="1">Terminplanung mit Meilensteinen</text:h>
        </text:list-item>
      </text:list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5">Dezember 2018</text:p>
          </table:table-cell>
          <table:table-cell table:style-name="Tabelle4.B1" office:value-type="string">
            <text:p text:style-name="P25">Start</text:p>
          </table:table-cell>
        </table:table-row>
        <table:table-row>
          <table:table-cell table:style-name="Tabelle4.A2" office:value-type="string">
            <text:p text:style-name="P25">Februar 2019</text:p>
          </table:table-cell>
          <table:table-cell table:style-name="Tabelle4.B2" office:value-type="string">
            <text:p text:style-name="P25">Manuelle Steuerung von Loks und Weichen</text:p>
          </table:table-cell>
        </table:table-row>
        <table:table-row>
          <table:table-cell table:style-name="Tabelle4.A2" office:value-type="string">
            <text:p text:style-name="P25">März 2019</text:p>
          </table:table-cell>
          <table:table-cell table:style-name="Tabelle4.B2" office:value-type="string">
            <text:p text:style-name="P25">Rückmeldemodule auswerten</text:p>
          </table:table-cell>
        </table:table-row>
        <table:table-row>
          <table:table-cell table:style-name="Tabelle4.A2" office:value-type="string">
            <text:p text:style-name="P25">Mai 2019</text:p>
          </table:table-cell>
          <table:table-cell table:style-name="Tabelle4.B2" office:value-type="string">
            <text:p text:style-name="P25">Automatikberieb</text:p>
          </table:table-cell>
        </table:table-row>
        <table:table-row>
          <table:table-cell table:style-name="Tabelle4.A2" office:value-type="string">
            <text:p text:style-name="P25">Juni/Juli 2019</text:p>
          </table:table-cell>
          <table:table-cell table:style-name="Tabelle4.B2" office:value-type="string">
            <text:p text:style-name="P25">Präsentation / Abschlu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nivers" svg:font-family="Univers" style:font-family-generic="roman" style:font-pitch="variable"/>
    <style:font-face style:name="ZGAUZS+EgyptienneF-Black" svg:font-family="ZGAUZS+EgyptienneF-Black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ZGAUZS+EgyptienneF-Black1" svg:font-family="ZGAUZS+EgyptienneF-Blac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1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 style:language-asian="de" style:country-asian="D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>
        <style:tab-stops>
          <style:tab-stop style:position="1.27cm"/>
        </style:tab-stops>
      </style:paragraph-properties>
      <style:text-properties style:font-name-complex="Arial1" style:font-family-complex="Arial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0.353cm"/>
      <style:text-properties fo:font-size="8pt" style:font-size-asian="8pt" style:font-size-complex="8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06cm" loext:contextual-spacing="false"/>
    </style:style>
    <style:style style:name="Arial_20_9_20_pt_20_Char" style:display-name="Arial 9 pt Char" style:family="paragraph" style:parent-style-name="Standard" style:default-outline-level="">
      <style:paragraph-properties fo:margin-top="0.176cm" fo:margin-bottom="0.212cm" loext:contextual-spacing="false"/>
      <style:text-properties fo:font-size="9pt" style:font-size-asian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7cm" fo:margin-right="0cm" fo:text-indent="0cm" style:auto-text-indent="false"/>
    </style:style>
    <style:style style:name="Pa5" style:family="paragraph" style:parent-style-name="Standard" style:next-style-name="Standard" style:default-outline-level="">
      <style:paragraph-properties style:line-height-at-least="0.302cm"/>
      <style:text-properties style:font-name="Univers" fo:font-family="Univers" style:font-family-generic="roman" style:font-pitch="variable" fo:font-size="12pt" fo:language="en" fo:country="US" style:font-size-asian="12pt" style:language-asian="en" style:country-asian="US"/>
    </style:style>
    <style:style style:name="Pa0" style:family="paragraph" style:parent-style-name="Standard" style:next-style-name="Standard" style:default-outline-level="">
      <style:paragraph-properties style:line-height-at-least="0.319cm"/>
      <style:text-properties style:font-name="Univers" fo:font-family="Univers" style:font-family-generic="roman" style:font-pitch="variable" fo:font-size="12pt" fo:language="en" fo:country="US" style:font-size-asian="12pt" style:language-asian="en" style:country-asian="US"/>
    </style:style>
    <style:style style:name="Title" style:family="paragraph" style:parent-style-name="Standard" style:default-outline-level="" style:class="chapter">
      <style:paragraph-properties fo:margin-top="0.423cm" fo:margin-bottom="0.106cm" loext:contextual-spacing="false"/>
      <style:text-properties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Subtitle" style:family="paragraph" style:parent-style-name="Title" style:next-style-name="Standard" style:default-outline-level="" style:class="chapter">
      <style:text-properties fo:font-size="12pt" style:font-size-asian="12pt" style:font-size-complex="12pt"/>
    </style:style>
    <style:style style:name="Text" style:family="paragraph" style:parent-style-name="Standard" style:default-outline-level="" style:class="extra">
      <style:paragraph-properties fo:margin-top="0cm" fo:margin-bottom="0.212cm" loext:contextual-spacing="false"/>
    </style:style>
    <style:style style:name="Illustration" style:family="paragraph" style:parent-style-name="Standard" style:default-outline-level="" style:class="extra">
      <style:paragraph-properties fo:margin-top="0.212cm" fo:margin-bottom="0.212cm" loext:contextual-spacing="false" fo:text-align="center" style:justify-single-word="false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text-align="center" style:justify-single-word="false"/>
      <style:text-properties fo:font-size="8pt" fo:font-weight="bold" style:font-size-asian="8pt" style:font-weight-asian="bold" style:font-size-complex="10pt" style:font-weight-complex="bold"/>
    </style:style>
    <style:style style:name="Listing" style:family="paragraph" style:parent-style-name="Standard" style:default-outline-level="">
      <loext:graphic-properties draw:fill="solid" draw:fill-color="#e6e6e6"/>
      <style:paragraph-properties fo:margin-left="1cm" fo:margin-right="1cm" fo:text-indent="0cm" style:auto-text-indent="false" fo:background-color="#e6e6e6" fo:padding-left="0.141cm" fo:padding-right="0.141cm" fo:padding-top="0.035cm" fo:padding-bottom="0.035cm" fo:border="0.51pt solid #00000a"/>
      <style:text-properties style:font-name="Courier New" fo:font-family="'Courier New'" style:font-family-generic="roman" style:font-pitch="variable" fo:font-size="10pt" fo:language="en" fo:country="GB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0a" style:text-underline-style="none"/>
    </style:style>
    <style:style style:name="A8" style:family="text">
      <style:text-properties fo:color="#000000" style:font-name="ZGAUZS+EgyptienneF-Black" fo:font-family="ZGAUZS+EgyptienneF-Black" style:font-family-generic="roman" style:font-pitch="variable" fo:font-size="7.5pt" fo:font-weight="bold" style:font-size-asian="7.5pt" style:font-weight-asian="bold" style:font-name-complex="ZGAUZS+EgyptienneF-Black1" style:font-family-complex="ZGAUZS+EgyptienneF-Black" style:font-family-generic-complex="system" style:font-pitch-complex="variable" style:font-size-complex="7.5pt" style:font-weight-complex="bold"/>
    </style:style>
    <style:style style:name="Arial_20_9_20_pt_20_Char_20_Char" style:display-name="Arial 9 pt Char Char" style:family="text" style:parent-style-name="Default_20_Paragraph_20_Font">
      <style:text-properties style:font-name="Arial" fo:font-family="Arial" style:font-family-generic="roman" style:font-pitch="variable" fo:font-size="9pt" fo:language="de" fo:country="CH" style:font-size-asian="9pt" style:language-asian="de" style:country-asian="CH" style:font-size-complex="10.5pt" style:language-complex="ar" style:country-complex="SA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text-line-through-style="none" style:text-line-through-type="none" style:text-underline-style="non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fo:color="#00000a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9">
        <style:list-level-properties text:list-level-position-and-space-mode="label-alignment">
          <style:list-level-label-alignment text:label-followed-by="listtab" fo:text-indent="-1.02cm" fo:margin-left="1.0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1.249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884cm" fo:text-indent="-1.249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985cm" fo:text-indent="-2.985cm" fo:margin-left="2.98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text:list-tab-stop-position="11.24cm" fo:text-indent="-2.985cm" fo:margin-left="11.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2.416cm" fo:text-indent="-2.985cm" fo:margin-left="22.41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2.131cm" fo:text-indent="-2.985cm" fo:margin-left="32.13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2.768cm" fo:text-indent="-2.985cm" fo:margin-left="32.76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2.768cm" fo:text-indent="-2.985cm" fo:margin-left="32.76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985cm" fo:margin-left="-32.7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985cm" fo:margin-left="-32.76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985cm" fo:margin-left="-32.7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4cm" fo:text-indent="-1.249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953cm" fo:text-indent="-1.27cm" fo:margin-left="0.95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953cm" fo:text-indent="-1.27cm" fo:margin-left="0.95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88cm" fo:text-indent="-1.905cm" fo:margin-left="1.58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588cm" fo:text-indent="-1.905cm" fo:margin-left="1.5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23cm" fo:text-indent="-2.54cm" fo:margin-left="2.22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23cm" fo:text-indent="-2.54cm" fo:margin-left="2.22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858cm" fo:text-indent="-3.175cm" fo:margin-left="2.8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1.02cm" fo:margin-left="1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1.02cm" fo:margin-left="1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1.02cm" fo:margin-left="1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605cm" fo:text-indent="-0.7cm" fo:margin-left="2.605cm"/>
        </style:list-level-properties>
        <style:text-properties fo:font-family="Symbol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51cm" fo:margin-left="0cm" fo:margin-top="0cm" fo:margin-bottom="0cm" table:align="left" style:writing-mode="lr-tb"/>
    </style:style>
    <style:style style:name="Tabelle2.A" style:family="table-column">
      <style:table-column-properties style:column-width="5.08cm"/>
    </style:style>
    <style:style style:name="Tabelle2.B" style:family="table-column">
      <style:table-column-properties style:column-width="3.493cm"/>
    </style:style>
    <style:style style:name="Tabelle2.C" style:family="table-column">
      <style:table-column-properties style:column-width="3.175cm"/>
    </style:style>
    <style:style style:name="Tabelle2.D" style:family="table-column">
      <style:table-column-properties style:column-width="4.763cm"/>
    </style:style>
    <style:style style:name="Tabelle2.1" style:family="table-row">
      <style:table-row-properties style:min-row-height="1.159cm" fo:keep-together="auto"/>
    </style:style>
    <style:style style:name="Tabelle2.A1" style:family="table-cell">
      <style:table-cell-properties fo:padding-left="0cm" fo:padding-right="0cm" fo:padding-top="0.101cm" fo:padding-bottom="0cm" fo:border="none"/>
    </style:style>
    <style:style style:name="Tabelle2.2" style:family="table-row">
      <style:table-row-properties fo:keep-together="auto"/>
    </style:style>
    <style:style style:name="MP1" style:family="paragraph" style:parent-style-name="Standard">
      <style:paragraph-properties>
        <style:tab-stops>
          <style:tab-stop style:position="16.51cm" style:type="right"/>
        </style:tab-stops>
      </style:paragraph-properties>
    </style:style>
    <style:style style:name="MP2" style:family="paragraph" style:parent-style-name="Footer">
      <style:paragraph-properties fo:line-height="100%">
        <style:tab-stops>
          <style:tab-stop style:position="16.51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8.001cm" style:type="right"/>
          <style:tab-stop style:position="16.51cm" style:type="right"/>
        </style:tab-stops>
      </style:paragraph-properties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margin-left="0.45cm" fo:margin-right="0cm" fo:text-indent="0cm" style:auto-text-indent="false"/>
    </style:style>
    <style:style style:name="MP6" style:family="paragraph" style:parent-style-name="Footer">
      <style:paragraph-properties fo:margin-left="0.45cm" fo:margin-right="0cm" fo:text-align="end" style:justify-single-word="false" fo:text-indent="0cm" style:auto-text-indent="false"/>
    </style:style>
    <style:style style:name="MP7" style:family="paragraph" style:parent-style-name="Footer">
      <style:paragraph-properties fo:line-height="0.025cm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1.101cm" fo:margin-left="2.501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787cm" fo:margin-left="0cm" fo:margin-right="0cm" fo:margin-bottom="2.686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0" text:anchor-type="char" svg:x="1.801cm" svg:y="0.7cm" svg:width="6.463cm" svg:height="0.997cm" draw:z-index="1"><draw:image xlink:href="Pictures/10000000000005F7000000ED6EE61F440C7BF8FC.png" xlink:type="simple" xlink:show="embed" xlink:actuate="onLoad"/><svg:desc>FHNW_HT</svg:desc></draw:frame><text:tab/><draw:frame draw:style-name="Mfr2" draw:name="Picture 1" text:anchor-type="as-char" svg:width="5.715cm" svg:height="1.508cm" draw:z-index="0"><draw:image xlink:href="Pictures/10000200000003E800000109DB23E4E76F63BCFF.png" xlink:type="simple" xlink:show="embed" xlink:actuate="onLoad"/><svg:desc>logo_hsr_1000px</svg:desc></draw:frame></text:p>
      </style:header>
      <style:footer>
        <text:p text:style-name="MP2"><text:file-name text:display="name-and-extension">MAS_Thesis_Disposition.odt</text:file-name><text:tab/>- <text:page-number text:select-page="current">2</text:page-number> -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1" draw:name="Picture 7" text:anchor-type="char" svg:x="1.801cm" svg:y="0.75cm" svg:width="6.463cm" svg:height="0.997cm" draw:z-index="2"><draw:image xlink:href="Pictures/10000000000005F7000000EDEF12B0AB0AFD5B34.png" xlink:type="simple" xlink:show="embed" xlink:actuate="onLoad"/><svg:desc>FHNW_HT</svg:desc></draw:frame><text:tab/><text:tab/><draw:frame draw:style-name="Mfr2" draw:name="Picture 2" text:anchor-type="as-char" svg:width="5.715cm" svg:height="1.508cm" draw:z-index="3"><draw:image xlink:href="Pictures/10000200000003E800000109DB23E4E76F63BCFF.png" xlink:type="simple" xlink:show="embed" xlink:actuate="onLoad"/><svg:desc>logo_hsr_1000px</svg:desc></draw:fram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4"/>
            </table:table-cell>
            <table:table-cell table:style-name="Tabelle2.A1" office:value-type="string">
              <text:p text:style-name="MP5"/>
            </table:table-cell>
            <table:table-cell table:style-name="Tabelle2.A1" office:value-type="string">
              <text:p text:style-name="MP6"/>
            </table:table-cell>
            <table:table-cell table:style-name="Tabelle2.A1" office:value-type="string">
              <text:p text:style-name="MP5"/>
            </table:table-cell>
          </table:table-row>
          <table:table-row table:style-name="Tabelle2.2">
            <table:table-cell table:style-name="Tabelle2.A1" office:value-type="string">
              <text:p text:style-name="Footer">Hochschule für Technik<text:line-break/>Institut für Mikroelektronik</text:p>
            </table:table-cell>
            <table:table-cell table:style-name="Tabelle2.A1" office:value-type="string">
              <text:p text:style-name="MP5">Steinackerstrasse 5</text:p>
              <text:p text:style-name="MP5">5210 Windisch</text:p>
            </table:table-cell>
            <table:table-cell table:style-name="Tabelle2.A1" office:value-type="string">
              <text:p text:style-name="MP5">T +41 56 202 75 26</text:p>
              <text:p text:style-name="MP5">F +41 56 202 73 17</text:p>
            </table:table-cell>
            <table:table-cell table:style-name="Tabelle2.A1" office:value-type="string">
              <text:p text:style-name="MP5">weiterbildung.technik@fhnw.ch</text:p>
              <text:p text:style-name="MP5">www.mas-mikroelektronik.ch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ermann AG</dc:title>
    <meta:initial-creator>michael.pichler</meta:initial-creator>
    <dc:creator>Teddy </dc:creator>
    <meta:editing-cycles>9</meta:editing-cycles>
    <meta:print-date>2006-05-30T14:18:00</meta:print-date>
    <meta:creation-date>2012-02-02T12:53:00</meta:creation-date>
    <dc:date>2018-12-07T20:38:50.082555853</dc:date>
    <meta:editing-duration>PT12M34S</meta:editing-duration>
    <meta:generator>LibreOffice/5.1.6.2$Linux_X86_64 LibreOffice_project/10m0$Build-2</meta:generator>
    <meta:document-statistic meta:table-count="4" meta:image-count="4" meta:object-count="0" meta:page-count="2" meta:paragraph-count="79" meta:word-count="366" meta:character-count="3021" meta:non-whitespace-character-count="2736"/>
    <meta:user-defined meta:name="AppVersion">14.0000</meta:user-defined>
    <meta:user-defined meta:name="Company">Fachhochschule Aargau, Nordwestschweiz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804652606</meta:user-defined>
    <meta:user-defined meta:name="_AuthorEmail" meta:value-type="string">hendrik.holsboer@fhnw.ch</meta:user-defined>
    <meta:user-defined meta:name="_AuthorEmailDisplayName" meta:value-type="string">Holsboer Hendrik</meta:user-defined>
    <meta:user-defined meta:name="_EmailSubject" meta:value-type="string">MAS</meta:user-defined>
    <meta:user-defined meta:name="_ReviewingToolsShownOnce" meta:value-type="string"/>
    <meta:template xlink:type="simple" xlink:actuate="onRequest" xlink:title="MAS_Template2.dot" xlink:href=""/>
  </office:meta>
</office:document-meta>
</file>